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2cm" fo:margin-right="0cm" fo:text-indent="0cm" style:auto-text-indent="false" style:page-number="auto" fo:background-color="transparent"/>
    </style:style>
    <style:style style:name="P2" style:family="paragraph" style:parent-style-name="Standard">
      <style:text-properties fo:font-size="18pt" fo:font-weight="bold" officeooo:rsid="0014767b" officeooo:paragraph-rsid="0014767b" style:font-size-asian="18pt" style:font-weight-asian="bold" style:font-size-complex="18pt" style:font-weight-complex="bold"/>
    </style:style>
    <style:style style:name="P3" style:family="paragraph">
      <loext:graphic-properties draw:fill-color="#000000"/>
      <style:paragraph-properties style:writing-mode="lr-tb"/>
    </style:style>
    <style:style style:name="P4" style:family="paragraph">
      <loext:graphic-properties draw:fill-color="#000000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 style:parent-style-name="Standard">
      <style:text-properties officeooo:rsid="00133062"/>
    </style:style>
    <style:style style:name="P7" style:family="paragraph">
      <loext:graphic-properties draw:fill="solid" draw:fill-color="#000000"/>
      <style:paragraph-properties style:writing-mode="lr-tb"/>
    </style:style>
    <style:style style:name="T1" style:family="text">
      <style:text-properties officeooo:rsid="001d480e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fill-color="#000000" draw:textarea-horizontal-align="justify" draw:textarea-vertical-align="middle" draw:auto-grow-height="false" fo:min-height="3.978cm" fo:min-width="4.8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draw:stroke-dash="Double_20_Dash_20__28_Rounded_29_" svg:stroke-width="0cm" svg:stroke-color="#000000" draw:marker-start="Pontas_20_das_20_setas_20_1" draw:marker-start-width="0.353cm" draw:marker-end-width="0.353cm" svg:stroke-linecap="round" draw:fill-color="#000000" draw:textarea-horizontal-align="justify" draw:textarea-vertical-align="middle" draw:auto-grow-height="false" fo:min-height="0.134cm" fo:min-width="5.394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fill-color="#ffffff" fo:min-height="2.4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.3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000000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0000" draw:textarea-horizontal-align="justify" draw:textarea-vertical-align="middle" draw:auto-grow-height="false" fo:min-height="0.134cm" fo:min-width="4.6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tuação <text:span text:style-name="T1">Atual</text:span>:</text:p>
      <text:p text:style-name="Standard"><draw:custom-shape text:anchor-type="paragraph" draw:z-index="0" draw:name="Forma 4" draw:style-name="gr1" draw:text-style-name="P3" svg:width="4.825cm" svg:height="3.978cm" svg:x="14.175cm" svg:y="0.213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7" draw:name="Forma 6" draw:style-name="gr2" draw:text-style-name="P4" svg:width="6.732cm" svg:height="0.267cm" svg:x="7.442cm" svg:y="0.04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text:p text:style-name="Standard"/>
      <text:p text:style-name="Standard"><draw:frame text:anchor-type="paragraph" draw:z-index="5" draw:name="Quadro de texto 2" draw:style-name="gr3" draw:text-style-name="P5" svg:width="3.26cm" svg:height="2.437cm" svg:x="5.064cm" svg:y="0.406cm"><draw:text-box><text:p><text:span text:style-name="T2">Servidores da baixa plataforma com Java/Spring</text:span></text:p><text:p><text:span text:style-name="T2">Java/Quarkus</text:span></text:p><text:p><text:span text:style-name="T2">Python, etc...</text:span></text:p></draw:text-box></draw:frame></text:p>
      <text:p text:style-name="P6"><draw:frame text:anchor-type="paragraph" draw:z-index="4" draw:name="Quadro de texto 1" draw:style-name="gr4" draw:text-style-name="P5" svg:width="1.763cm" svg:height="1.763cm" svg:x="-2cm" svg:y="0.101cm"><draw:text-box><text:p><text:span text:style-name="T2">Entrada de dados</text:span></text:p></draw:text-box></draw:frame></text:p>
      <text:p text:style-name="P6"><draw:frame text:anchor-type="paragraph" draw:z-index="6" draw:name="Quadro de texto 3" draw:style-name="gr5" draw:text-style-name="P5" svg:width="2.243cm" svg:height="1.398cm" svg:x="14.815cm" svg:y="0.446cm"><draw:text-box><text:p><text:span text:style-name="T2">Mainframe</text:span></text:p></draw:text-box></draw:frame></text:p>
      <text:p text:style-name="P6"><draw:custom-shape text:anchor-type="paragraph" draw:z-index="2" draw:name="Forma 1" draw:style-name="gr6" draw:text-style-name="P7" svg:width="1.763cm" svg:height="1.763cm" svg:x="-1.939cm" svg:y="-2.976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" draw:name="Forma 3" draw:style-name="gr7" draw:text-style-name="P3" svg:width="1.763cm" svg:height="1.763cm" svg:x="5.68cm" svg:y="-2.986cm"><text:p/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ontas_20_das_20_setas_20_1" draw:display-name="Pontas das setas 1" svg:viewBox="0 0 20 13" svg:d="M0 13l10-13 10 1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-color="#000000"/>
    </style:style>
    <style:style style:name="Mgr1" style:family="graphic">
      <style:graphic-properties draw:fill-color="#000000" draw:textarea-horizontal-align="justify" draw:textarea-vertical-align="middle" draw:auto-grow-height="false" fo:min-height="0.134cm" fo:min-width="4.6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orizontal_20_Line"><draw:custom-shape text:anchor-type="paragraph" draw:z-index="3" draw:name="Forma 5" draw:style-name="Mgr1" draw:text-style-name="MP1" svg:width="5.857cm" svg:height="0.267cm" svg:x="-0.176cm" svg:y="9.23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range-x-minimum="0" draw:handle-range-x-maximum="10800" draw:handle-range-y-minimum="0" draw:handle-range-y-maximum="10800" draw:handle-position="$0 $1" draw:handle-position-x="$0" draw:handle-position-y="$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20:17:15.815935900</meta:creation-date>
    <dc:date>2025-05-19T19:59:13.468770700</dc:date>
    <meta:editing-duration>PT45M34S</meta:editing-duration>
    <meta:editing-cycles>9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" meta:word-count="2" meta:character-count="15" meta:non-whitespace-character-count="14"/>
  </office:meta>
</office:document-meta>
</file>